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0d4de2" officeooo:paragraph-rsid="000d4de2" style:font-size-asian="20pt" style:font-weight-asian="bold" style:font-size-complex="20pt" style:font-weight-complex="bold"/>
    </style:style>
    <style:style style:name="P2" style:family="paragraph" style:parent-style-name="Standard">
      <style:paragraph-properties>
        <style:tab-stops>
          <style:tab-stop style:position="1cm"/>
          <style:tab-stop style:position="5.001cm"/>
        </style:tab-stops>
      </style:paragraph-properties>
      <style:text-properties style:font-name="Arial" officeooo:rsid="0018a32c" officeooo:paragraph-rsid="0018a32c"/>
    </style:style>
    <style:style style:name="P3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0d4de2" officeooo:paragraph-rsid="000d4de2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0d4de2" officeooo:paragraph-rsid="000d4de2" style:font-weight-asian="bold" style:font-weight-complex="bold"/>
    </style:style>
    <style:style style:name="P5" style:family="paragraph" style:parent-style-name="Standard">
      <style:text-properties style:font-name="Arial" fo:language="en" fo:country="US" fo:font-weight="bold" officeooo:rsid="00143d1c" officeooo:paragraph-rsid="00143d1c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18d259" officeooo:paragraph-rsid="0018d259" style:font-weight-asian="bold" style:font-weight-complex="bold"/>
    </style:style>
    <style:style style:name="P7" style:family="paragraph" style:parent-style-name="Standard">
      <style:text-properties style:font-name="Arial" fo:language="en" fo:country="US" officeooo:rsid="000d4de2" officeooo:paragraph-rsid="000d4de2"/>
    </style:style>
    <style:style style:name="P8" style:family="paragraph" style:parent-style-name="Standard">
      <style:text-properties style:font-name="Arial" fo:language="en" fo:country="US" officeooo:rsid="00143d1c" officeooo:paragraph-rsid="00143d1c"/>
    </style:style>
    <style:style style:name="P9" style:family="paragraph" style:parent-style-name="Standard">
      <style:text-properties style:font-name="Arial" fo:language="en" fo:country="US" officeooo:rsid="00148bb0" officeooo:paragraph-rsid="00148bb0"/>
    </style:style>
    <style:style style:name="P10" style:family="paragraph" style:parent-style-name="Standard">
      <style:text-properties style:font-name="Arial" fo:language="en" fo:country="US" officeooo:rsid="0015338a" officeooo:paragraph-rsid="0015338a"/>
    </style:style>
    <style:style style:name="P11" style:family="paragraph" style:parent-style-name="Standard">
      <style:text-properties style:font-name="Arial" fo:language="en" fo:country="US" officeooo:rsid="0016b1f9" officeooo:paragraph-rsid="0016b1f9"/>
    </style:style>
    <style:style style:name="P12" style:family="paragraph" style:parent-style-name="Standard">
      <style:text-properties style:font-name="Arial" fo:language="en" fo:country="US" officeooo:rsid="0018a32c" officeooo:paragraph-rsid="0018a32c"/>
    </style:style>
    <style:style style:name="P13" style:family="paragraph" style:parent-style-name="Standard">
      <style:paragraph-properties>
        <style:tab-stops>
          <style:tab-stop style:position="1cm"/>
          <style:tab-stop style:position="5.001cm"/>
        </style:tab-stops>
      </style:paragraph-properties>
      <style:text-properties style:font-name="Arial" fo:language="en" fo:country="US" officeooo:rsid="0018a32c" officeooo:paragraph-rsid="0018a32c"/>
    </style:style>
    <style:style style:name="P14" style:family="paragraph" style:parent-style-name="Standard">
      <style:text-properties style:font-name="Arial" fo:language="en" fo:country="US" officeooo:rsid="0018d259" officeooo:paragraph-rsid="0018d259"/>
    </style:style>
    <style:style style:name="P15" style:family="paragraph" style:parent-style-name="Standard">
      <style:text-properties style:font-name="Arial" fo:language="en" fo:country="US" officeooo:rsid="001ab257" officeooo:paragraph-rsid="001ab257"/>
    </style:style>
    <style:style style:name="P16" style:family="paragraph" style:parent-style-name="Standard">
      <style:text-properties style:font-name="Arial" fo:language="en" fo:country="US" officeooo:rsid="0021ad0f" officeooo:paragraph-rsid="001cae6a"/>
    </style:style>
    <style:style style:name="P17" style:family="paragraph" style:parent-style-name="Standard">
      <style:text-properties style:font-name="Arial" fo:language="en" fo:country="US" officeooo:rsid="002161f6" officeooo:paragraph-rsid="001cae6a"/>
    </style:style>
    <style:style style:name="P18" style:family="paragraph" style:parent-style-name="Standard">
      <style:paragraph-properties fo:break-before="page"/>
      <style:text-properties style:font-name="Arial" fo:language="en" fo:country="US" officeooo:rsid="00143d1c" officeooo:paragraph-rsid="00143d1c"/>
    </style:style>
    <style:style style:name="P19" style:family="paragraph" style:parent-style-name="Standard">
      <style:paragraph-properties fo:break-before="page">
        <style:tab-stops>
          <style:tab-stop style:position="1cm"/>
          <style:tab-stop style:position="5.001cm"/>
        </style:tab-stops>
      </style:paragraph-properties>
      <style:text-properties style:font-name="Arial" fo:language="en" fo:country="US" officeooo:rsid="0018a32c" officeooo:paragraph-rsid="0018a32c"/>
    </style:style>
    <style:style style:name="P20" style:family="paragraph" style:parent-style-name="Standard">
      <style:paragraph-properties fo:break-before="page"/>
      <style:text-properties style:font-name="Arial" fo:font-size="14pt" fo:language="en" fo:country="US" fo:font-weight="bold" officeooo:rsid="002161f6" officeooo:paragraph-rsid="001cae6a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" fo:language="en" fo:country="US" officeooo:rsid="002161f6" officeooo:paragraph-rsid="001cae6a"/>
    </style:style>
    <style:style style:name="P22" style:family="paragraph">
      <loext:graphic-properties draw:fill="solid" draw:fill-color="#b4c7dc"/>
    </style:style>
    <style:style style:name="P23" style:family="paragraph">
      <loext:graphic-properties draw:fill="solid" draw:fill-color="#ffff00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e8f2a1" draw:opacity="100%"/>
      <style:paragraph-properties fo:text-align="center"/>
      <style:text-properties fo:font-size="10.5pt" style:font-size-asian="10.5pt" style:font-size-complex="10.5pt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loext:graphic-properties draw:fill="solid" draw:fill-color="#ff8000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="solid" draw:fill-color="#00a933"/>
      <style:paragraph-properties fo:text-align="center"/>
      <style:text-properties fo:font-size="14pt" style:font-size-asian="14pt" style:font-size-complex="14pt"/>
    </style:style>
    <style:style style:name="T1" style:family="text">
      <style:text-properties officeooo:rsid="000decb5"/>
    </style:style>
    <style:style style:name="T2" style:family="text">
      <style:text-properties officeooo:rsid="000f9958"/>
    </style:style>
    <style:style style:name="T3" style:family="text">
      <style:text-properties officeooo:rsid="00148bb0"/>
    </style:style>
    <style:style style:name="T4" style:family="text">
      <style:text-properties officeooo:rsid="0015338a"/>
    </style:style>
    <style:style style:name="T5" style:family="text">
      <style:text-properties officeooo:rsid="0016b1f9"/>
    </style:style>
    <style:style style:name="T6" style:family="text">
      <style:text-properties officeooo:rsid="0018a32c"/>
    </style:style>
    <style:style style:name="T7" style:family="text">
      <style:text-properties officeooo:rsid="0018d259"/>
    </style:style>
    <style:style style:name="T8" style:family="text">
      <style:text-properties officeooo:rsid="001ab257"/>
    </style:style>
    <style:style style:name="T9" style:family="text">
      <style:text-properties fo:language="en" fo:country="US"/>
    </style:style>
    <style:style style:name="T10" style:family="text">
      <style:text-properties officeooo:rsid="0021ad0f"/>
    </style:style>
    <style:style style:name="T11" style:family="text">
      <style:text-properties officeooo:rsid="001cae6a"/>
    </style:style>
    <style:style style:name="T12" style:family="text">
      <style:text-properties officeooo:rsid="001e81da"/>
    </style:style>
    <style:style style:name="T13" style:family="text">
      <style:text-properties fo:color="#ff0000"/>
    </style:style>
    <style:style style:name="T14" style:family="text">
      <style:text-properties fo:color="#ff0000" officeooo:rsid="001e81da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color="#ff0000" fo:font-weight="bold" officeooo:rsid="001e81da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4pt" style:font-size-asian="14pt" style:font-size-complex="14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b4c7dc" draw:textarea-horizontal-align="justify" draw:textarea-vertical-align="middle" draw:auto-grow-height="false" fo:min-height="10.954cm" fo:min-width="12.453cm" style:run-through="foreground"/>
    </style:style>
    <style:style style:name="gr3" style:family="graphic">
      <style:graphic-properties svg:stroke-color="#000000" draw:fill="solid" draw:fill-color="#ffff00" draw:textarea-horizontal-align="justify" draw:textarea-vertical-align="middle" draw:auto-grow-height="false" fo:min-height="1.905cm" fo:min-width="12.453cm" style:run-through="foreground"/>
    </style:style>
    <style:style style:name="gr4" style:family="graphic">
      <style:graphic-properties svg:stroke-color="#000000" draw:fill="solid" draw:fill-color="#e8f2a1" draw:opacity="100%" draw:textarea-horizontal-align="justify" draw:textarea-vertical-align="middle" draw:auto-grow-height="false" fo:min-height="0.988cm" fo:min-width="12.453cm" draw:shadow-opacity="100%" style:run-through="foreground"/>
    </style:style>
    <style:style style:name="gr5" style:family="graphic">
      <style:graphic-properties draw:stroke="none" svg:stroke-color="#ffffff" draw:fill="solid" draw:fill-color="#ff0000" draw:textarea-horizontal-align="justify" draw:textarea-vertical-align="middle" draw:auto-grow-height="false" fo:min-height="5.489cm" fo:min-width="6.04cm" style:run-through="foreground"/>
    </style:style>
    <style:style style:name="gr6" style:family="graphic">
      <style:graphic-properties svg:stroke-color="#000000" draw:fill="solid" draw:fill-color="#ff8000" draw:textarea-horizontal-align="justify" draw:textarea-vertical-align="middle" draw:auto-grow-height="false" fo:min-height="1.305cm" fo:min-width="2.558cm" style:run-through="foreground"/>
    </style:style>
    <style:style style:name="gr7" style:family="graphic">
      <style:graphic-properties svg:stroke-color="#000000" draw:fill="solid" draw:fill-color="#00a933" draw:textarea-horizontal-align="justify" draw:textarea-vertical-align="middle" draw:auto-grow-height="false" fo:min-height="1.305cm" fo:min-width="2.558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SC 223N <text:s/>Assignment 1</text:p>
      <text:p text:style-name="P3">Flashing Red Stop Light</text:p>
      <text:p text:style-name="P7"/>
      <text:p text:style-name="P7"/>
      <text:p text:style-name="P4">Preliminary</text:p>
      <text:p text:style-name="P7"/>
      <text:p text:style-name="P7">A flashing red light means an approaching vehicle must stop before proce<text:span text:style-name="T2">e</text:span>ding. <text:s/>When a sta<text:span text:style-name="T2">n</text:span>dard traffic signal fails the back up software initiates a fla<text:span text:style-name="T2">s</text:span>hing red light.</text:p>
      <text:p text:style-name="P7"/>
      <text:p text:style-name="P7"/>
      <text:p text:style-name="P4">Your assignment</text:p>
      <text:p text:style-name="P7"/>
      <text:p text:style-name="P7">Create a C# program. <text:s/>It outputs a virtual flashing red light in a frame that we call the user interface (UI). <text:s/><text:span text:style-name="T1">Here is a drawing of the UI your program will output.</text:span></text:p>
      <text:p text:style-name="P7"/>
      <text:p text:style-name="P7"/>
      <text:p text:style-name="P7"/>
      <text:p text:style-name="P7"><draw:g text:anchor-type="paragraph" draw:z-index="0" draw:style-name="gr1"><draw:custom-shape draw:name="Forma2" draw:style-name="gr2" draw:text-style-name="P22" svg:width="12.454cm" svg:height="10.955cm" svg:x="1.898cm" svg:y="0.999cm"><text:p/><draw:enhanced-geometry svg:viewBox="0 0 21600 21600" draw:type="rectangle" draw:enhanced-path="M 0 0 L 21600 0 21600 21600 0 21600 0 0 Z N"/></draw:custom-shape><draw:custom-shape draw:name="Forma3" draw:style-name="gr3" draw:text-style-name="P23" svg:width="12.454cm" svg:height="1.906cm" svg:x="1.898cm" svg:y="11.954cm"><text:p/><draw:enhanced-geometry svg:viewBox="0 0 21600 21600" draw:type="rectangle" draw:enhanced-path="M 0 0 L 21600 0 21600 21600 0 21600 0 0 Z N"/></draw:custom-shape><draw:custom-shape draw:name="Forma3" draw:style-name="gr4" draw:text-style-name="P25" svg:width="12.454cm" svg:height="0.989cm" svg:x="1.896cm" svg:y="0.011cm"><text:p text:style-name="P24"><text:span text:style-name="T18">Flashing Red Light by Linda Tran</text:span></text:p><draw:enhanced-geometry svg:viewBox="0 0 21600 21600" draw:type="rectangle" draw:enhanced-path="M 0 0 L 21600 0 21600 21600 0 21600 0 0 Z N"/></draw:custom-shape><draw:custom-shape draw:name="Forma1" draw:style-name="gr5" draw:text-style-name="P26" svg:width="8.538cm" svg:height="7.762cm" svg:x="4.129cm" svg:y="2.2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4" draw:style-name="gr6" draw:text-style-name="P27" svg:width="2.558cm" svg:height="1.306cm" svg:x="4.482cm" svg:y="12.323cm"><text:p text:style-name="P24"><text:span text:style-name="T19">Pause</text:span></text:p><draw:enhanced-geometry svg:viewBox="0 0 21600 21600" draw:type="rectangle" draw:enhanced-path="M 0 0 L 21600 0 21600 21600 0 21600 0 0 Z N"/></draw:custom-shape><draw:custom-shape draw:name="Forma4" draw:style-name="gr7" draw:text-style-name="P28" svg:width="2.558cm" svg:height="1.306cm" svg:x="9.756cm" svg:y="12.323cm"><text:p text:style-name="P24"><text:span text:style-name="T19">Exit</text:span></text:p><draw:enhanced-geometry svg:viewBox="0 0 21600 21600" draw:type="rectangle" draw:enhanced-path="M 0 0 L 21600 0 21600 21600 0 21600 0 0 Z N"/></draw:custom-shap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The entire UI is one large graphical area. <text:s/>However, a “title panel” is drawn horizontally at the top of the UI and a “control panel” is drawn horizontally at the bottom of the UI. <text:s/>The fact is that the UI is one single graphical area, but the viewer sees it as a window with three panels:</text:p>
      <text:p text:style-name="P8">title panel, graph area, and control panel.</text:p>
      <text:p text:style-name="P8"/>
      <text:p text:style-name="P8"/>
      <text:p text:style-name="P5">Requirements and choices</text:p>
      <text:p text:style-name="P8"/>
      <text:p text:style-name="P8">1. <text:s/>You as programmer may select another color scheme for your UI. <text:s/>The only rigid requirement is that the light must be red.</text:p>
      <text:p text:style-name="P8"/>
      <text:p text:style-name="P8">2. <text:s/>You should create your own title for the program. <text:s/>Don’t depend on Linda Tran to choose the title for you. <text:s/>Obviously, you should remove Linda’s name completely. <text:s/>Your own name should be displayed as author of the program.</text:p>
      <text:p text:style-name="P8"/>
      <text:p text:style-name="P8">3. <text:s/>Pick a nice even rate of flashing. <text:s/><text:span text:style-name="T3">Obviously, 20 times per second is too fast because the light appears to be one hazy blur. <text:s/>On the other hand if the interval of time between flashes is 30 seconds then the viewer will become bored waiting for the light to change. <text:s/>You run some experiments and choose a flash rate that the will appreciate.</text:span></text:p>
      <text:p text:style-name="P8"/>
      <text:p text:style-name="P9">4. <text:s/>We do not allow tiny UI’s in this course. <text:s/>Suppose S is the size of your UI. <text:s/>Then S must be in this range: <text:s/><text:span text:style-name="T4">1280x720 <text:s/>≤ <text:s/>S <text:s/>≤ <text:s/>1920x1080.</text:span></text:p>
      <text:p text:style-name="P9"/>
      <text:p text:style-name="P10">1280x720 is generally called Standard Definition TV, or SD-TV.</text:p>
      <text:p text:style-name="P10">1920x1080 is generally called High Definition TV, or HD-TV.</text:p>
      <text:p text:style-name="P10"/>
      <text:p text:style-name="P10">You pick a nice size between those two ranges.</text:p>
      <text:p text:style-name="P10"/>
      <text:p text:style-name="P10"><text:span text:style-name="T6">5</text:span>. <text:s/>The “Pause Button” has two labels. <text:s/>When the program starts the label is “Pause”. <text:s/>When the user clicks on the Pause button the label changes to “Resume”.</text:p>
      <text:p text:style-name="P10"/>
      <text:p text:style-name="P10"><text:span text:style-name="T6">6</text:span>. <text:s/>The “Exit Button” performs two actions, namely: stop the clock and close all the window. In this program there is only one window, and therefore, the Exit button must close the one UI.</text:p>
      <text:p text:style-name="P10"/>
      <text:p text:style-name="P10"><text:span text:style-name="T6">7</text:span>. <text:s/>There are two C# source files and one Bash script file in this assignment. <text:s/>The first source file <text:span text:style-name="T5">outputs a welcome message and then it launches the UI. <text:s/>When the program is ready to terminate the first C# source file output a nice good-bye message.</text:span></text:p>
      <text:p text:style-name="P11"/>
      <text:p text:style-name="P11">The second <text:span text:style-name="T6">source file defines the UI and the components of the UI. <text:s/>This is where most of the programming is done.</text:span></text:p>
      <text:p text:style-name="P12"/>
      <text:p text:style-name="P12">The third file is called a script file. <text:s/>It is written in bash language. <text:s/>Its job is to compile the two C# files and then run the program.</text:p>
      <text:p text:style-name="P12"/>
      <text:p text:style-name="P12">8. <text:s/>Put these comments at the beginning of the two C# source files. <text:s/>Immediately below is a sample of comments. <text:s/>You should use the sample as a pattern for the comments you will put in all your C# source files for the whole semester.</text:p>
      <text:p text:style-name="P19"><text:tab/>Author:<text:tab/>Jerry Grand</text:p>
      <text:p text:style-name="P2"><text:span text:style-name="T9"><text:tab/>Email:<text:tab/><text:tab/></text:span><text:a xlink:type="simple" xlink:href="mailto:jg@csu.fullerton.edu" text:style-name="Internet_20_link" text:visited-style-name="Visited_20_Internet_20_Link"><text:span text:style-name="T9">jg@csu.fullerton.edu</text:span></text:a></text:p>
      <text:p text:style-name="P13"><text:tab/>Course:<text:tab/>CPSC 131</text:p>
      <text:p text:style-name="P13"><text:tab/>Semester:<text:tab/>Fall 2019</text:p>
      <text:p text:style-name="P13"><text:tab/>Assignment #:<text:tab/>3</text:p>
      <text:p text:style-name="P13"><text:tab/>Program name:<text:tab/>Disfunctional Traffic Signal</text:p>
      <text:p text:style-name="P12"/>
      <text:p text:style-name="P12">You use the same 6 items at the top of each of your source files. <text:s/>Obviously, you change the data to reflect your own program.</text:p>
      <text:p text:style-name="P12"/>
      <text:p text:style-name="P12">For the rest of the program you decide if you want to include comments. <text:s/>I high recommend that you place comments in the remainder of each of your source files, however, <text:span text:style-name="T7">that is your choice.</text:span></text:p>
      <text:p text:style-name="P12"/>
      <text:p text:style-name="P12"/>
      <text:p text:style-name="P6">What to do when you are finished.</text:p>
      <text:p text:style-name="P14"/>
      <text:p text:style-name="P14">Test the program one more time in a Linux distro like Tuffix. <text:s/>Does the program launch the UI in the middle of the monitor? <text:s/>Does the red light flash at an even moderate speed? <text:s/>Does the pause button really put the entire program on hold? <text:s/>Does a good-bye message appear when you click on “Exit”?</text:p>
      <text:p text:style-name="P14"/>
      <text:p text:style-name="P14">If your program is performing well then you should it (2 C# files and 1 script file) to me. <text:s/>I will read the program and run the program and send feed back to you. <text:s/>Feedback will have comment about the program and a score based on a range of points from 0 to 100.</text:p>
      <text:p text:style-name="P14"/>
      <text:p text:style-name="P15">I test you programs in a desktop machine running Xubuntu 19.4 because I don’t own a Windows computer. <text:s/>Tuffix is a direct descendant of Xubuntu. <text:s/>What that means is that a program will perform identically in both platforms.</text:p>
      <text:p text:style-name="P14"/>
      <text:p text:style-name="P14"/>
      <text:p text:style-name="P6">Are you keeping up with the class? <text:s text:c="2"/><text:span text:style-name="T8">September 16, 2019</text:span></text:p>
      <text:p text:style-name="P14"/>
      <text:p text:style-name="P15">If you finish this assignment by the date given above the you are fully up-to-date in this course.</text:p>
      <text:p text:style-name="P20">Announcements</text:p>
      <text:p text:style-name="P17"/>
      <text:p text:style-name="P17"/>
      <text:p text:style-name="P17"/>
      <text:p text:style-name="P17"/>
      <text:p text:style-name="P17"><text:span text:style-name="T17">Nintendo Switch Party. <text:s/></text:span><text:span text:style-name="T15">August 30, 2019 Friday</text:span>. <text:s/>Party starts at 5:00pm in room 300. <text:s/>Sponsored by the local chapter of ACM. <text:s/>No need to bring anything. <text:s/>Just show up anytime after 5pm. <text:s/><text:span text:style-name="T10">The purpose of this party is to play games belonging to other people and just have fun.</text:span></text:p>
      <text:p text:style-name="P17"/>
      <text:p text:style-name="P17"/>
      <text:p text:style-name="P17"/>
      <text:p text:style-name="P17"/>
      <text:p text:style-name="P17"><text:span text:style-name="T17">Linux Party. <text:s/></text:span><text:span text:style-name="T16">September</text:span><text:span text:style-name="T15"> 6, 2019 Friday</text:span>. <text:s/>Party starts at 5:00pm <text:span text:style-name="T11">in room 300</text:span>. <text:s/>As you probably know Linux in the form of Tuffix is the preferred platform for computer science in the early semesters. <text:s/>If you are new to CSUF you need to have your own Linux distro <text:span text:style-name="T11">on</text:span> your own computer. <text:s/>The purpose of this party is to have fun and to help others install <text:span text:style-name="T10">Linux on their personal computers. <text:s/>If you don’t have a Linux operating system on your laptop bring the laptop to the party and a mentor will help you install it. <text:s/>If you already have a Linux distro installed then come just to hang out and enjoy the crowd.</text:span></text:p>
      <text:p text:style-name="P17"/>
      <text:p text:style-name="P17"/>
      <text:p text:style-name="P17"/>
      <text:p text:style-name="P16">Professor’s addon: <text:s/>In past semesters the ACM club has provided all you can eat and drink refreshments at these parties. <text:s/>I expect ACM will continue doing the same this semester. <text:s/>I don’t have direct information. <text:s/>I am basing my opinion on past experi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2:02:42.821354659</meta:creation-date>
    <dc:date>2019-08-27T19:31:16.844936424</dc:date>
    <meta:editing-duration>PT1H49M20S</meta:editing-duration>
    <meta:editing-cycles>10</meta:editing-cycles>
    <meta:generator>LibreOffice/6.2.6.2$Linux_X86_64 LibreOffice_project/20$Build-2</meta:generator>
    <meta:document-statistic meta:table-count="0" meta:image-count="0" meta:object-count="0" meta:page-count="4" meta:paragraph-count="40" meta:word-count="989" meta:character-count="5432" meta:non-whitespace-character-count="4410"/>
  </office:meta>
</office:document-meta>
</file>